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240" office:value-type="string" calcext:value-type="string">
            <text:p>Yearly Gain / Loss Summary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ransparent_fiat"/>
          <table:table-cell office:value="0.015" office:value-type="float" table:style-name="transparent_fiat"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6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ransparent_fiat"/>
          <table:table-cell office:value="32791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ransparent_fiat"/>
          <table:table-cell office:value="971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3237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78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ransparent_fiat"/>
          <table:table-cell office:value="33071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ransparent_fiat"/>
          <table:table-cell office:value="971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2957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983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ransparent_fiat"/>
          <table:table-cell office:value="23636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62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fiat"/>
          <table:table-cell office:value="296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ransparent_fiat"/>
          <table:table-cell office:value="1348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ransparent_fiat"/>
          <table:table-cell office:value="9435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fiat"/>
          <table:table-cell office:value="55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ransparent_fiat"/>
          <table:table-cell office:value="1609.5" office:value-type="float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from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0.1" office:value-type="float" table:style-name="highlighted_fiat"/>
          <table:table-cell office:value="0.1" office:value-type="float" table:style-name="taxable_event_fiat"/>
          <table:table-cell office:value-type="string" table:style-name="taxable_event_note_default">
            <text:p>1/1: 1.00000000 of 1.00000000 B1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5-01-01 01:04:01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0.4" office:value-type="float" table:style-name="highlighted_fiat"/>
          <table:table-cell office:value="0.2" office:value-type="float" table:style-name="taxable_event_alt_fiat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0.02" office:value-type="float" table:style-name="highlighted_fiat"/>
          <table:table-cell office:value="0.2" office:value-type="float" table:style-name="taxable_event_fiat"/>
          <table:table-cell office:value-type="string" table:style-name="taxable_event_note_default">
            <text:p>1/1: 0.10000000 of 0.10000000 B1</text:p>
          </table:table-cell>
          <table:table-cell office:value-type="string" table:style-name="from_lot_default">
            <text:p>2015-01-01 01:01:01+00:00</text:p>
          </table:table-cell>
          <table:table-cell office:value="0.1" office:value-type="float" table:style-name="from_lot_percent"/>
          <table:table-cell office:value="0.01" office:value-type="float" table:style-name="from_lot_fiat"/>
          <table:table-cell office:value="0.0" office:value-type="float" table:style-name="from_lot_fiat"/>
          <table:table-cell office:value="0.01" office:value-type="float" table:style-name="highlighted_fiat"/>
          <table:table-cell office:value="0.1" office:value-type="float" table:style-name="from_lot_fiat"/>
          <table:table-cell office:value-type="string" table:style-name="from_lot_note_default">
            <text:p>1/2: 0.10000000 of 1.00000000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5-01-01 01:05:01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0.005" office:value-type="float" table:style-name="highlighted_fiat"/>
          <table:table-cell office:value="0.1" office:value-type="float" table:style-name="taxable_event_alt_fiat"/>
          <table:table-cell office:value-type="string" table:style-name="taxable_event_note_default">
            <text:p>1/1: 0.05000000 of 0.05000000 B1</text:p>
          </table:table-cell>
          <table:table-cell office:value-type="string" table:style-name="from_lot_default">
            <text:p>2015-01-01 01:01:01+00:00</text:p>
          </table:table-cell>
          <table:table-cell office:value="0.05" office:value-type="float" table:style-name="from_lot_percent"/>
          <table:table-cell office:value="0.005" office:value-type="float" table:style-name="from_lot_fiat"/>
          <table:table-cell office:value="0.0" office:value-type="float" table:style-name="from_lot_fiat"/>
          <table:table-cell office:value="0.005" office:value-type="float" table:style-name="highlighted_fiat"/>
          <table:table-cell office:value="0.1" office:value-type="float" table:style-name="from_lot_fiat"/>
          <table:table-cell office:value-type="string" table:style-name="from_lot_note_default">
            <text:p>2/2: 0.05000000 of 1.00000000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from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6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279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1680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1.50000000 of 1.50000000 B2</text:p>
          </table:table-cell>
          <table:table-cell office:value-type="string" table:style-name="from_lot_default">
            <text:p>2019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2</text:p>
          </table:table-cell>
          <table:table-cell office:value-type="string" table:style-name="from_lot_default">
            <text:p>2019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44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9-01-01 08:41:00+00:00</text:p>
          </table:table-cell>
          <table:table-cell office:value="0.1" office:value-type="float" table:style-name="from_lot_percent"/>
          <table:table-cell office:value="1110.0" office:value-type="float" table:style-name="from_lot_fiat"/>
          <table:table-cell office:value="10.0" office:value-type="float" table:style-name="from_lot_fiat"/>
          <table:table-cell office:value="111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725" office:value-type="float" table:style-name="taxable_event_alt_percent"/>
          <table:table-cell office:value="4118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2: 0.29000000 of 0.40000000 B2</text:p>
          </table:table-cell>
          <table:table-cell office:value-type="string" table:style-name="from_lot_default">
            <text:p>2019-01-01 08:41:00+00:00</text:p>
          </table:table-cell>
          <table:table-cell office:value="0.145" office:value-type="float" table:style-name="from_lot_percent"/>
          <table:table-cell office:value="1609.5" office:value-type="float" table:style-name="from_lot_fiat"/>
          <table:table-cell office:value="14.5" office:value-type="float" table:style-name="from_lot_fiat"/>
          <table:table-cell office:value="1609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29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275" office:value-type="float" table:style-name="taxable_event_alt_percent"/>
          <table:table-cell office:value="1562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0.11000000 of 0.40000000 B2</text:p>
          </table:table-cell>
          <table:table-cell office:value-type="string" table:style-name="from_lot_alt_default">
            <text:p>2019-02-01 11:18:00+00:00</text:p>
          </table:table-cell>
          <table:table-cell office:value="0.22" office:value-type="float" table:style-name="from_lot_alt_percent"/>
          <table:table-cell office:value="1628.0" office:value-type="float" table:style-name="from_lot_alt_fiat"/>
          <table:table-cell office:value="88.0" office:value-type="float" table:style-name="from_lot_alt_fiat"/>
          <table:table-cell office:value="1628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1/4: 0.11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143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1: 0.10000000 of 0.10000000 B2</text:p>
          </table:table-cell>
          <table:table-cell office:value-type="string" table:style-name="from_lot_alt_default">
            <text:p>2019-02-01 11:18:00+00:00</text:p>
          </table:table-cell>
          <table:table-cell office:value="0.2" office:value-type="float" table:style-name="from_lot_alt_percent"/>
          <table:table-cell office:value="1480.0" office:value-type="float" table:style-name="from_lot_alt_fiat"/>
          <table:table-cell office:value="80.0" office:value-type="float" table:style-name="from_lot_alt_fiat"/>
          <table:table-cell office:value="1480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2/4: 0.10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2</text:p>
          </table:table-cell>
          <table:table-cell office:value-type="string" table:style-name="from_lot_alt_default">
            <text:p>2019-02-01 11:18:00+00:00</text:p>
          </table:table-cell>
          <table:table-cell office:value="0.04" office:value-type="float" table:style-name="from_lot_alt_percent"/>
          <table:table-cell office:value="296.0" office:value-type="float" table:style-name="from_lot_alt_fiat"/>
          <table:table-cell office:value="16.0" office:value-type="float" table:style-name="from_lot_alt_fiat"/>
          <table:table-cell office:value="296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3/4: 0.02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5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25" office:value-type="float" table:style-name="taxable_event_percent"/>
          <table:table-cell office:value="5454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1/4: 0.27000000 of 1.08000000 B2</text:p>
          </table:table-cell>
          <table:table-cell office:value-type="string" table:style-name="from_lot_alt_default">
            <text:p>2019-02-01 11:18:00+00:00</text:p>
          </table:table-cell>
          <table:table-cell office:value="0.54" office:value-type="float" table:style-name="from_lot_alt_percent"/>
          <table:table-cell office:value="3996.0" office:value-type="float" table:style-name="from_lot_alt_fiat"/>
          <table:table-cell office:value="216.0" office:value-type="float" table:style-name="from_lot_alt_fiat"/>
          <table:table-cell office:value="3996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4/4: 0.27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2777777777777778" office:value-type="float" table:style-name="taxable_event_percent"/>
          <table:table-cell office:value="6060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2/4: 0.30000000 of 1.08000000 B2</text:p>
          </table:table-cell>
          <table:table-cell office:value-type="string" table:style-name="from_lot_default">
            <text:p>2019-02-01 11:18:00+00:00</text:p>
          </table:table-cell>
          <table:table-cell office:value="1.0" office:value-type="float" table:style-name="from_lot_percent"/>
          <table:table-cell office:value="3900.0" office:value-type="float" table:style-name="from_lot_fiat"/>
          <table:table-cell office:value="0.0" office:value-type="float" table:style-name="from_lot_fiat"/>
          <table:table-cell office:value="3900.0" office:value-type="float" table:style-name="highlighted_fiat"/>
          <table:table-cell office:value="13000.0" office:value-type="float" table:style-name="from_lot_fiat"/>
          <table:table-cell office:value-type="string" table:style-name="from_lot_note_default">
            <text:p>1/1: 0.30000000 of 0.3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2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09259259259259259" office:value-type="float" table:style-name="taxable_event_percent"/>
          <table:table-cell office:value="2020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3/4: 0.10000000 of 1.08000000 B2</text:p>
          </table:table-cell>
          <table:table-cell office:value-type="string" table:style-name="from_lot_alt_default">
            <text:p>2019-03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37962962962962965" office:value-type="float" table:style-name="taxable_event_percent"/>
          <table:table-cell office:value="8282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4/4: 0.41000000 of 1.08000000 B2</text:p>
          </table:table-cell>
          <table:table-cell office:value-type="string" table:style-name="from_lot_default">
            <text:p>2019-05-01 14:03:00+00:00</text:p>
          </table:table-cell>
          <table:table-cell office:value="0.41" office:value-type="float" table:style-name="from_lot_percent"/>
          <table:table-cell office:value="6355.0" office:value-type="float" table:style-name="from_lot_fiat"/>
          <table:table-cell office:value="205.0" office:value-type="float" table:style-name="from_lot_fiat"/>
          <table:table-cell office:value="635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3: 0.41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7803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1/1: 0.51000000 of 0.51000000 B2</text:p>
          </table:table-cell>
          <table:table-cell office:value-type="string" table:style-name="from_lot_default">
            <text:p>2019-05-01 14:03:00+00:00</text:p>
          </table:table-cell>
          <table:table-cell office:value="0.51" office:value-type="float" table:style-name="from_lot_percent"/>
          <table:table-cell office:value="7905.0" office:value-type="float" table:style-name="from_lot_fiat"/>
          <table:table-cell office:value="255.0" office:value-type="float" table:style-name="from_lot_fiat"/>
          <table:table-cell office:value="790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2/3: 0.51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fiat"/>
          <table:table-cell office:value="21400.0" office:value-type="float" table:style-name="taxable_event_fiat"/>
          <table:table-cell office:value-type="string" table:style-name="taxable_event_note_default">
            <text:p>1/1: 0.04000000 of 0.04000000 B2</text:p>
          </table:table-cell>
          <table:table-cell office:value-type="string" table:style-name="from_lot_default">
            <text:p>2019-05-01 14:03:00+00:00</text:p>
          </table:table-cell>
          <table:table-cell office:value="0.04" office:value-type="float" table:style-name="from_lot_percent"/>
          <table:table-cell office:value="620.0" office:value-type="float" table:style-name="from_lot_fiat"/>
          <table:table-cell office:value="20.0" office:value-type="float" table:style-name="from_lot_fiat"/>
          <table:table-cell office:value="620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7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307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11100.0" office:value-type="float" table:style-name="highlighted_fiat"/>
          <table:table-cell office:value="11000.0" office:value-type="float" table:style-name="taxable_event_fiat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11 11:15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16800.0" office:value-type="float" table:style-name="highlighted_fiat"/>
          <table:table-cell office:value="11200.0" office:value-type="float" table:style-name="taxable_event_alt_fiat"/>
          <table:table-cell office:value-type="string" table:style-name="taxable_event_note_default">
            <text:p>1/1: 1.50000000 of 1.50000000 B3</text:p>
          </table:table-cell>
          <table:table-cell office:value-type="string" table:style-name="from_lot_default">
            <text:p>2020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fiat"/>
          <table:table-cell office:value="11400.0" office:value-type="float" table:style-name="taxable_event_fiat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2440.0" office:value-type="float" table:style-name="highlighted_fiat"/>
          <table:table-cell office:value="12200.0" office:value-type="float" table:style-name="taxable_event_alt_fiat"/>
          <table:table-cell office:value-type="string" table:style-name="taxable_event_note_default">
            <text:p>1/1: 0.20000000 of 0.20000000 B3</text:p>
          </table:table-cell>
          <table:table-cell office:value-type="string" table:style-name="from_lot_default">
            <text:p>2020-01-01 08:41:00+00:00</text:p>
          </table:table-cell>
          <table:table-cell office:value="0.1" office:value-type="float" table:style-name="from_lot_percent"/>
          <table:table-cell office:value="1110.0" office:value-type="float" table:style-name="from_lot_fiat"/>
          <table:table-cell office:value="10.0" office:value-type="float" table:style-name="from_lot_fiat"/>
          <table:table-cell office:value="111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20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725" office:value-type="float" table:style-name="taxable_event_percent"/>
          <table:table-cell office:value="4118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1/3: 0.29000000 of 0.40000000 B3</text:p>
          </table:table-cell>
          <table:table-cell office:value-type="string" table:style-name="from_lot_default">
            <text:p>2020-01-01 08:41:00+00:00</text:p>
          </table:table-cell>
          <table:table-cell office:value="0.145" office:value-type="float" table:style-name="from_lot_percent"/>
          <table:table-cell office:value="1609.5" office:value-type="float" table:style-name="from_lot_fiat"/>
          <table:table-cell office:value="14.5" office:value-type="float" table:style-name="from_lot_fiat"/>
          <table:table-cell office:value="1609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29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25" office:value-type="float" table:style-name="taxable_event_percent"/>
          <table:table-cell office:value="142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2/3: 0.10000000 of 0.40000000 B3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025" office:value-type="float" table:style-name="taxable_event_percent"/>
          <table:table-cell office:value="142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3/3: 0.01000000 of 0.40000000 B3</text:p>
          </table:table-cell>
          <table:table-cell office:value-type="string" table:style-name="from_lot_default">
            <text:p>2020-02-01 11:18:00+00:00</text:p>
          </table:table-cell>
          <table:table-cell office:value="0.02" office:value-type="float" table:style-name="from_lot_percent"/>
          <table:table-cell office:value="148.0" office:value-type="float" table:style-name="from_lot_fiat"/>
          <table:table-cell office:value="8.0" office:value-type="float" table:style-name="from_lot_fiat"/>
          <table:table-cell office:value="148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4: 0.01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1430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1/1: 0.10000000 of 0.10000000 B3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2/4: 0.10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288.0" office:value-type="float" table:style-name="highlighted_fiat"/>
          <table:table-cell office:value="14400.0" office:value-type="float" table:style-name="taxable_event_fiat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default">
            <text:p>2020-02-01 11:18:00+00:00</text:p>
          </table:table-cell>
          <table:table-cell office:value="0.04" office:value-type="float" table:style-name="from_lot_percent"/>
          <table:table-cell office:value="296.0" office:value-type="float" table:style-name="from_lot_fiat"/>
          <table:table-cell office:value="16.0" office:value-type="float" table:style-name="from_lot_fiat"/>
          <table:table-cell office:value="296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3/4: 0.02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9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3425925925925926" office:value-type="float" table:style-name="taxable_event_alt_percent"/>
          <table:table-cell office:value="7474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1/3: 0.37000000 of 1.08000000 B3</text:p>
          </table:table-cell>
          <table:table-cell office:value-type="string" table:style-name="from_lot_default">
            <text:p>2020-02-01 11:18:00+00:00</text:p>
          </table:table-cell>
          <table:table-cell office:value="0.74" office:value-type="float" table:style-name="from_lot_percent"/>
          <table:table-cell office:value="5476.0" office:value-type="float" table:style-name="from_lot_fiat"/>
          <table:table-cell office:value="296.0" office:value-type="float" table:style-name="from_lot_fiat"/>
          <table:table-cell office:value="5476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4/4: 0.37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2777777777777778" office:value-type="float" table:style-name="taxable_event_alt_percent"/>
          <table:table-cell office:value="6060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2/3: 0.30000000 of 1.08000000 B3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3900.0" office:value-type="float" table:style-name="from_lot_alt_fiat"/>
          <table:table-cell office:value="0.0" office:value-type="float" table:style-name="from_lot_alt_fiat"/>
          <table:table-cell office:value="39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1: 0.30000000 of 0.3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37962962962962965" office:value-type="float" table:style-name="taxable_event_alt_percent"/>
          <table:table-cell office:value="8282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3/3: 0.41000000 of 1.08000000 B3</text:p>
          </table:table-cell>
          <table:table-cell office:value-type="string" table:style-name="from_lot_default">
            <text:p>2020-05-01 14:03:00+00:00</text:p>
          </table:table-cell>
          <table:table-cell office:value="0.41" office:value-type="float" table:style-name="from_lot_percent"/>
          <table:table-cell office:value="6355.0" office:value-type="float" table:style-name="from_lot_fiat"/>
          <table:table-cell office:value="205.0" office:value-type="float" table:style-name="from_lot_fiat"/>
          <table:table-cell office:value="635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3: 0.4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7803.0" office:value-type="float" table:style-name="highlighted_fiat"/>
          <table:table-cell office:value="15300.0" office:value-type="float" table:style-name="taxable_event_fiat"/>
          <table:table-cell office:value-type="string" table:style-name="taxable_event_note_default">
            <text:p>1/1: 0.51000000 of 0.51000000 B3</text:p>
          </table:table-cell>
          <table:table-cell office:value-type="string" table:style-name="from_lot_default">
            <text:p>2020-05-01 14:03:00+00:00</text:p>
          </table:table-cell>
          <table:table-cell office:value="0.51" office:value-type="float" table:style-name="from_lot_percent"/>
          <table:table-cell office:value="7905.0" office:value-type="float" table:style-name="from_lot_fiat"/>
          <table:table-cell office:value="255.0" office:value-type="float" table:style-name="from_lot_fiat"/>
          <table:table-cell office:value="790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2/3: 0.5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fiat"/>
          <table:table-cell office:value="21400.0" office:value-type="float" table:style-name="taxable_event_alt_fiat"/>
          <table:table-cell office:value-type="string" table:style-name="taxable_event_note_default">
            <text:p>1/1: 0.04000000 of 0.04000000 B3</text:p>
          </table:table-cell>
          <table:table-cell office:value-type="string" table:style-name="from_lot_default">
            <text:p>2020-05-01 14:03:00+00:00</text:p>
          </table:table-cell>
          <table:table-cell office:value="0.04" office:value-type="float" table:style-name="from_lot_percent"/>
          <table:table-cell office:value="620.0" office:value-type="float" table:style-name="from_lot_fiat"/>
          <table:table-cell office:value="20.0" office:value-type="float" table:style-name="from_lot_fiat"/>
          <table:table-cell office:value="620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983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axable_event_fiat"/>
          <table:table-cell office:value="23636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1680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1.50000000 of 1.50000000 B4</text:p>
          </table:table-cell>
          <table:table-cell office:value-type="string" table:style-name="from_lot_default">
            <text:p>2019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9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44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9-01-01 08:41:00+00:00</text:p>
          </table:table-cell>
          <table:table-cell office:value="0.1" office:value-type="float" table:style-name="from_lot_percent"/>
          <table:table-cell office:value="1110.0" office:value-type="float" table:style-name="from_lot_fiat"/>
          <table:table-cell office:value="10.0" office:value-type="float" table:style-name="from_lot_fiat"/>
          <table:table-cell office:value="111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2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725" office:value-type="float" table:style-name="taxable_event_alt_percent"/>
          <table:table-cell office:value="4118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3: 0.29000000 of 0.40000000 B4</text:p>
          </table:table-cell>
          <table:table-cell office:value-type="string" table:style-name="from_lot_default">
            <text:p>2019-01-01 08:41:00+00:00</text:p>
          </table:table-cell>
          <table:table-cell office:value="0.145" office:value-type="float" table:style-name="from_lot_percent"/>
          <table:table-cell office:value="1609.5" office:value-type="float" table:style-name="from_lot_fiat"/>
          <table:table-cell office:value="14.5" office:value-type="float" table:style-name="from_lot_fiat"/>
          <table:table-cell office:value="1609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2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25" office:value-type="float" table:style-name="taxable_event_alt_percent"/>
          <table:table-cell office:value="142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3: 0.10000000 of 0.40000000 B4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25" office:value-type="float" table:style-name="taxable_event_alt_percent"/>
          <table:table-cell office:value="142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3/3: 0.01000000 of 0.40000000 B4</text:p>
          </table:table-cell>
          <table:table-cell office:value-type="string" table:style-name="from_lot_default">
            <text:p>2020-02-01 11:18:00+00:00</text:p>
          </table:table-cell>
          <table:table-cell office:value="0.02" office:value-type="float" table:style-name="from_lot_percent"/>
          <table:table-cell office:value="148.0" office:value-type="float" table:style-name="from_lot_fiat"/>
          <table:table-cell office:value="8.0" office:value-type="float" table:style-name="from_lot_fiat"/>
          <table:table-cell office:value="148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4: 0.01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143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1: 0.10000000 of 0.10000000 B4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2/4: 0.10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default">
            <text:p>2020-02-01 11:18:00+00:00</text:p>
          </table:table-cell>
          <table:table-cell office:value="0.04" office:value-type="float" table:style-name="from_lot_percent"/>
          <table:table-cell office:value="296.0" office:value-type="float" table:style-name="from_lot_fiat"/>
          <table:table-cell office:value="16.0" office:value-type="float" table:style-name="from_lot_fiat"/>
          <table:table-cell office:value="296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3/4: 0.02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98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3425925925925926" office:value-type="float" table:style-name="taxable_event_border_percent"/>
          <table:table-cell office:value="7474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3: 0.37000000 of 1.08000000 B4</text:p>
          </table:table-cell>
          <table:table-cell office:value-type="string" table:style-name="from_lot_default">
            <text:p>2020-02-01 11:18:00+00:00</text:p>
          </table:table-cell>
          <table:table-cell office:value="0.74" office:value-type="float" table:style-name="from_lot_percent"/>
          <table:table-cell office:value="5476.0" office:value-type="float" table:style-name="from_lot_fiat"/>
          <table:table-cell office:value="296.0" office:value-type="float" table:style-name="from_lot_fiat"/>
          <table:table-cell office:value="5476.0" office:value-type="float" table:style-name="highlighted_border_fiat"/>
          <table:table-cell office:value="14000.0" office:value-type="float" table:style-name="from_lot_fiat"/>
          <table:table-cell office:value-type="string" table:style-name="from_lot_note_border_default">
            <text:p>4/4: 0.37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2777777777777778" office:value-type="float" table:style-name="taxable_event_percent"/>
          <table:table-cell office:value="6060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2/3: 0.30000000 of 1.08000000 B4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3900.0" office:value-type="float" table:style-name="from_lot_alt_fiat"/>
          <table:table-cell office:value="0.0" office:value-type="float" table:style-name="from_lot_alt_fiat"/>
          <table:table-cell office:value="39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1: 0.30000000 of 0.3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37962962962962965" office:value-type="float" table:style-name="taxable_event_percent"/>
          <table:table-cell office:value="8282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3/3: 0.41000000 of 1.08000000 B4</text:p>
          </table:table-cell>
          <table:table-cell office:value-type="string" table:style-name="from_lot_default">
            <text:p>2020-05-01 14:03:00+00:00</text:p>
          </table:table-cell>
          <table:table-cell office:value="0.41" office:value-type="float" table:style-name="from_lot_percent"/>
          <table:table-cell office:value="6355.0" office:value-type="float" table:style-name="from_lot_fiat"/>
          <table:table-cell office:value="205.0" office:value-type="float" table:style-name="from_lot_fiat"/>
          <table:table-cell office:value="635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3: 0.4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6-11 05:31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7803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1/1: 0.51000000 of 0.51000000 B4</text:p>
          </table:table-cell>
          <table:table-cell office:value-type="string" table:style-name="from_lot_default">
            <text:p>2020-05-01 14:03:00+00:00</text:p>
          </table:table-cell>
          <table:table-cell office:value="0.51" office:value-type="float" table:style-name="from_lot_percent"/>
          <table:table-cell office:value="7905.0" office:value-type="float" table:style-name="from_lot_fiat"/>
          <table:table-cell office:value="255.0" office:value-type="float" table:style-name="from_lot_fiat"/>
          <table:table-cell office:value="790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2/3: 0.5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fiat"/>
          <table:table-cell office:value="21400.0" office:value-type="float" table:style-name="taxable_event_fiat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4" office:value-type="float" table:style-name="from_lot_percent"/>
          <table:table-cell office:value="620.0" office:value-type="float" table:style-name="from_lot_fiat"/>
          <table:table-cell office:value="20.0" office:value-type="float" table:style-name="from_lot_fiat"/>
          <table:table-cell office:value="620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2T18:27:11.916364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